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6.013cm"/>
    </style:style>
    <style:style style:family="table-column" style:name="co3">
      <style:table-column-properties fo:break-before="auto" style:column-width="0.894cm"/>
    </style:style>
    <style:style style:family="table-column" style:name="co4">
      <style:table-column-properties fo:break-before="auto" style:column-width="0.923cm"/>
    </style:style>
    <style:style style:family="table-column" style:name="co5">
      <style:table-column-properties fo:break-before="auto" style:column-width="1.762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95cm"/>
    </style:style>
    <style:style style:family="table-column" style:name="co8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7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5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7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 table:number-columns-repeated="14"/>
        <table:table-column table:style-name="co6" table:default-cell-style-name="ce2"/>
        <table:table-column table:style-name="co7" table:default-cell-style-name="ce2"/>
        <table:table-column table:style-name="co6" table:default-cell-style-name="ce2" table:number-columns-repeated="11"/>
        <table:table-column table:style-name="co8" table:default-cell-style-name="Default" table:number-columns-repeated="993"/>
        <table:table-row table:style-name="ro1">
          <table:table-cell ns41:value-type="string" table:style-name="TL Title" office:value-type="string">
            <office:annotation draw:style-name="gr1" svg:height="1.482cm" draw:caption-point-y="-0.042cm" svg:width="3.588cm" svg:x="5.368cm" draw:caption-point-x="-0.427cm" svg:y="0.052cm" draw:text-style-name="P1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7. Beroepsbevolking naar beroepsgroep, leeftijdsklasse en geslacht</text:p>
          </table:table-cell>
          <table:table-cell table:style-name="ce10" table:number-columns-repeated="16"/>
          <table:table-cell table:style-name="ce4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3" office:value-type="string">
            <text:p>Beroepsgroep</text:p>
          </table:table-cell>
          <table:covered-table-cell table:style-name="ce11"/>
          <table:covered-table-cell table:style-name="ce18"/>
          <table:table-cell table:style-name="ce12"/>
          <table:table-cell ns41:value-type="string" table:number-rows-spanned="2" table:style-name="TL ColHeader" table:number-columns-spanned="2" office:value-type="string">
            <text:p>14-20 jaar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21-24 jaar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25-39 jaar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40-49 jaar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50-64 jaar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65 j. en ouder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40"/>
          <table:table-cell table:style-name="ce47" table:number-columns-repeated="1006"/>
        </table:table-row>
        <table:table-row table:style-name="ro2">
          <table:covered-table-cell table:style-name="ce4"/>
          <table:covered-table-cell table:style-name="ce12"/>
          <table:covered-table-cell table:style-name="ce19"/>
          <table:table-cell table:style-name="ce12"/>
          <table:covered-table-cell table:style-name="ce25"/>
          <table:covered-table-cell table:style-name="TL ColHeader" table:number-columns-repeated="12"/>
          <table:covered-table-cell table:style-name="ce42"/>
          <table:table-cell table:style-name="ce47" table:number-columns-repeated="1006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1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47" table:number-columns-repeated="1006"/>
        </table:table-row>
        <table:table-row table:style-name="ro1">
          <table:table-cell/>
          <table:table-cell table:style-name="ce14" table:number-columns-repeated="3"/>
          <table:table-cell table:style-name="ce27" table:number-columns-repeated="14"/>
          <table:table-cell table:number-columns-repeated="1006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m.pers.)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9959" office:value-type="float">
            <text:p>39959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29633" office:value-type="float">
            <text:p>29633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32295" office:value-type="float">
            <text:p>32295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6896" office:value-type="float">
            <text:p>689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10483" office:value-type="float">
            <text:p>110483</text:p>
          </table:table-cell>
          <table:table-cell ns41:value-type="float" table:style-name="TL Data" office:value="4372" office:value-type="float">
            <text:p>43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z.pers.)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22189" office:value-type="float">
            <text:p>22189</text:p>
          </table:table-cell>
          <table:table-cell ns41:value-type="float" table:style-name="TL Data" office:value="3552" office:value-type="float">
            <text:p>3552</text:p>
          </table:table-cell>
          <table:table-cell ns41:value-type="float" table:style-name="TL Data" office:value="16316" office:value-type="float">
            <text:p>16316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19963" office:value-type="float">
            <text:p>19963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7164" office:value-type="float">
            <text:p>716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7367" office:value-type="float">
            <text:p>67367</text:p>
          </table:table-cell>
          <table:table-cell ns41:value-type="float" table:style-name="TL Data" office:value="10589" office:value-type="float">
            <text:p>1058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7332" office:value-type="float">
            <text:p>57332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58889" office:value-type="float">
            <text:p>58889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76952" office:value-type="float">
            <text:p>76952</text:p>
          </table:table-cell>
          <table:table-cell ns41:value-type="float" table:style-name="TL Data" office:value="6089" office:value-type="float">
            <text:p>6089</text:p>
          </table:table-cell>
          <table:table-cell ns41:value-type="float" table:style-name="TL Data" office:value="37249" office:value-type="float">
            <text:p>37249</text:p>
          </table:table-cell>
          <table:table-cell ns41:value-type="float" table:style-name="TL Data" office:value="4240" office:value-type="float">
            <text:p>4240</text:p>
          </table:table-cell>
          <table:table-cell ns41:value-type="float" table:style-name="TL Data" office:value="233546" office:value-type="float">
            <text:p>233546</text:p>
          </table:table-cell>
          <table:table-cell ns41:value-type="float" table:style-name="TL Data" office:value="13801" office:value-type="float">
            <text:p>1380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3705" office:value-type="float">
            <text:p>23705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20936" office:value-type="float">
            <text:p>20936</text:p>
          </table:table-cell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20890" office:value-type="float">
            <text:p>20890</text:p>
          </table:table-cell>
          <table:table-cell ns41:value-type="float" table:style-name="TL Data" office:value="5844" office:value-type="float">
            <text:p>5844</text:p>
          </table:table-cell>
          <table:table-cell ns41:value-type="float" table:style-name="TL Data" office:value="5632" office:value-type="float">
            <text:p>5632</text:p>
          </table:table-cell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72161" office:value-type="float">
            <text:p>72161</text:p>
          </table:table-cell>
          <table:table-cell ns41:value-type="float" table:style-name="TL Data" office:value="13902" office:value-type="float">
            <text:p>1390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Binnenscheepvaart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59" office:value-type="float">
            <text:p>52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25" office:value-type="float">
            <text:p>39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74" office:value-type="float">
            <text:p>407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734" office:value-type="float">
            <text:p>14734</text:p>
          </table:table-cell>
          <table:table-cell ns41:value-type="float" table:style-name="TL Data" office:value="154" office:value-type="float">
            <text:p>15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Overige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20" office:value-type="float">
            <text:p>33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6378" office:value-type="float">
            <text:p>46378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37197" office:value-type="float">
            <text:p>37197</text:p>
          </table:table-cell>
          <table:table-cell ns41:value-type="float" table:style-name="TL Data" office:value="2915" office:value-type="float">
            <text:p>2915</text:p>
          </table:table-cell>
          <table:table-cell ns41:value-type="float" table:style-name="TL Data" office:value="40467" office:value-type="float">
            <text:p>40467</text:p>
          </table:table-cell>
          <table:table-cell ns41:value-type="float" table:style-name="TL Data" office:value="5551" office:value-type="float">
            <text:p>5551</text:p>
          </table:table-cell>
          <table:table-cell ns41:value-type="float" table:style-name="TL Data" office:value="11346" office:value-type="float">
            <text:p>11346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39615" office:value-type="float">
            <text:p>139615</text:p>
          </table:table-cell>
          <table:table-cell ns41:value-type="float" table:style-name="TL Data" office:value="12127" office:value-type="float">
            <text:p>12127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Medew. Gezinsleden</text:p>
          </table:table-cell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52008" office:value-type="float">
            <text:p>52008</text:p>
          </table:table-cell>
          <table:table-cell ns41:value-type="float" table:style-name="TL Data" office:value="32085" office:value-type="float">
            <text:p>32085</text:p>
          </table:table-cell>
          <table:table-cell ns41:value-type="float" table:style-name="TL Data" office:value="22604" office:value-type="float">
            <text:p>22604</text:p>
          </table:table-cell>
          <table:table-cell ns41:value-type="float" table:style-name="TL Data" office:value="16075" office:value-type="float">
            <text:p>16075</text:p>
          </table:table-cell>
          <table:table-cell ns41:value-type="float" table:style-name="TL Data" office:value="30766" office:value-type="float">
            <text:p>30766</text:p>
          </table:table-cell>
          <table:table-cell ns41:value-type="float" table:style-name="TL Data" office:value="40494" office:value-type="float">
            <text:p>40494</text:p>
          </table:table-cell>
          <table:table-cell ns41:value-type="float" table:style-name="TL Data" office:value="4128" office:value-type="float">
            <text:p>4128</text:p>
          </table:table-cell>
          <table:table-cell ns41:value-type="float" table:style-name="TL Data" office:value="25660" office:value-type="float">
            <text:p>25660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2959" office:value-type="float">
            <text:p>229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01" office:value-type="float">
            <text:p>4701</text:p>
          </table:table-cell>
          <table:table-cell ns41:value-type="float" table:style-name="TL Data" office:value="110408" office:value-type="float">
            <text:p>110408</text:p>
          </table:table-cell>
          <table:table-cell ns41:value-type="float" table:style-name="TL Data" office:value="141974" office:value-type="float">
            <text:p>14197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Medew. Gezinsleden</text:p>
          </table:table-cell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4512" office:value-type="float">
            <text:p>4512</text:p>
          </table:table-cell>
          <table:table-cell ns41:value-type="float" table:style-name="TL Data" office:value="7823" office:value-type="float">
            <text:p>7823</text:p>
          </table:table-cell>
          <table:table-cell ns41:value-type="float" table:style-name="TL Data" office:value="2568" office:value-type="float">
            <text:p>2568</text:p>
          </table:table-cell>
          <table:table-cell ns41:value-type="float" table:style-name="TL Data" office:value="5155" office:value-type="float">
            <text:p>5155</text:p>
          </table:table-cell>
          <table:table-cell ns41:value-type="float" table:style-name="TL Data" office:value="2397" office:value-type="float">
            <text:p>2397</text:p>
          </table:table-cell>
          <table:table-cell ns41:value-type="float" table:style-name="TL Data" office:value="24409" office:value-type="float">
            <text:p>2440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772" office:value-type="float">
            <text:p>1677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9688" office:value-type="float">
            <text:p>9688</text:p>
          </table:table-cell>
          <table:table-cell ns41:value-type="float" table:style-name="TL Data" office:value="66975" office:value-type="float">
            <text:p>6697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Bedrijfsleiders e.d.</text:p>
          </table:table-cell>
          <table:table-cell table:style-name="TL RowHeader"/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5273" office:value-type="float">
            <text:p>25273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16509" office:value-type="float">
            <text:p>16509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3329" office:value-type="float">
            <text:p>13329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8692" office:value-type="float">
            <text:p>58692</text:p>
          </table:table-cell>
          <table:table-cell ns41:value-type="float" table:style-name="TL Data" office:value="5004" office:value-type="float">
            <text:p>500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Adm.pers. (geen overheid)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20031" office:value-type="float">
            <text:p>20031</text:p>
          </table:table-cell>
          <table:table-cell ns41:value-type="float" table:style-name="TL Data" office:value="36082" office:value-type="float">
            <text:p>36082</text:p>
          </table:table-cell>
          <table:table-cell ns41:value-type="float" table:style-name="TL Data" office:value="19513" office:value-type="float">
            <text:p>19513</text:p>
          </table:table-cell>
          <table:table-cell ns41:value-type="float" table:style-name="TL Data" office:value="21239" office:value-type="float">
            <text:p>21239</text:p>
          </table:table-cell>
          <table:table-cell ns41:value-type="float" table:style-name="TL Data" office:value="48373" office:value-type="float">
            <text:p>48373</text:p>
          </table:table-cell>
          <table:table-cell ns41:value-type="float" table:style-name="TL Data" office:value="19349" office:value-type="float">
            <text:p>19349</text:p>
          </table:table-cell>
          <table:table-cell ns41:value-type="float" table:style-name="TL Data" office:value="24003" office:value-type="float">
            <text:p>24003</text:p>
          </table:table-cell>
          <table:table-cell ns41:value-type="float" table:style-name="TL Data" office:value="5319" office:value-type="float">
            <text:p>5319</text:p>
          </table:table-cell>
          <table:table-cell ns41:value-type="float" table:style-name="TL Data" office:value="18901" office:value-type="float">
            <text:p>18901</text:p>
          </table:table-cell>
          <table:table-cell ns41:value-type="float" table:style-name="TL Data" office:value="2135" office:value-type="float">
            <text:p>2135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2819" office:value-type="float">
            <text:p>132819</text:p>
          </table:table-cell>
          <table:table-cell ns41:value-type="float" table:style-name="TL Data" office:value="84272" office:value-type="float">
            <text:p>842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Ambtenar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6640" office:value-type="float">
            <text:p>6640</text:p>
          </table:table-cell>
          <table:table-cell ns41:value-type="float" table:style-name="TL Data" office:value="5646" office:value-type="float">
            <text:p>5646</text:p>
          </table:table-cell>
          <table:table-cell ns41:value-type="float" table:style-name="TL Data" office:value="11830" office:value-type="float">
            <text:p>11830</text:p>
          </table:table-cell>
          <table:table-cell ns41:value-type="float" table:style-name="TL Data" office:value="6700" office:value-type="float">
            <text:p>6700</text:p>
          </table:table-cell>
          <table:table-cell ns41:value-type="float" table:style-name="TL Data" office:value="49601" office:value-type="float">
            <text:p>49601</text:p>
          </table:table-cell>
          <table:table-cell ns41:value-type="float" table:style-name="TL Data" office:value="8276" office:value-type="float">
            <text:p>8276</text:p>
          </table:table-cell>
          <table:table-cell ns41:value-type="float" table:style-name="TL Data" office:value="26241" office:value-type="float">
            <text:p>26241</text:p>
          </table:table-cell>
          <table:table-cell ns41:value-type="float" table:style-name="TL Data" office:value="2936" office:value-type="float">
            <text:p>2936</text:p>
          </table:table-cell>
          <table:table-cell ns41:value-type="float" table:style-name="TL Data" office:value="26230" office:value-type="float">
            <text:p>26230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21620" office:value-type="float">
            <text:p>121620</text:p>
          </table:table-cell>
          <table:table-cell ns41:value-type="float" table:style-name="TL Data" office:value="25347" office:value-type="float">
            <text:p>25347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Bedienaars godsdienst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52" office:value-type="float">
            <text:p>38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128" office:value-type="float">
            <text:p>21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28" office:value-type="float">
            <text:p>8728</text:p>
          </table:table-cell>
          <table:table-cell ns41:value-type="float" table:style-name="TL Data" office:value="129" office:value-type="float">
            <text:p>12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Handelsreizigers e.d.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00" office:value-type="float">
            <text:p>270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770" office:value-type="float">
            <text:p>1677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946" office:value-type="float">
            <text:p>89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331" office:value-type="float">
            <text:p>733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691" office:value-type="float">
            <text:p>37691</text:p>
          </table:table-cell>
          <table:table-cell ns41:value-type="float" table:style-name="TL Data" office:value="605" office:value-type="float">
            <text:p>60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Leraren, hooglerar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6608" office:value-type="float">
            <text:p>6608</text:p>
          </table:table-cell>
          <table:table-cell ns41:value-type="float" table:style-name="TL Data" office:value="4818" office:value-type="float">
            <text:p>4818</text:p>
          </table:table-cell>
          <table:table-cell ns41:value-type="float" table:style-name="TL Data" office:value="4278" office:value-type="float">
            <text:p>4278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4180" office:value-type="float">
            <text:p>4180</text:p>
          </table:table-cell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6210" office:value-type="float">
            <text:p>16210</text:p>
          </table:table-cell>
          <table:table-cell ns41:value-type="float" table:style-name="TL Data" office:value="12003" office:value-type="float">
            <text:p>12003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Machin., stuurl. (zeescheepv.)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90" office:value-type="float">
            <text:p>23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07" office:value-type="float">
            <text:p>5907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Mil., politie (hoger)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22" office:value-type="float">
            <text:p>3322</text:p>
          </table:table-cell>
          <table:table-cell ns41:value-type="float" table:style-name="TL Data" office:value="49" office:value-type="float">
            <text:p>4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Onderwijzers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10655" office:value-type="float">
            <text:p>10655</text:p>
          </table:table-cell>
          <table:table-cell ns41:value-type="float" table:style-name="TL Data" office:value="10067" office:value-type="float">
            <text:p>10067</text:p>
          </table:table-cell>
          <table:table-cell ns41:value-type="float" table:style-name="TL Data" office:value="5707" office:value-type="float">
            <text:p>5707</text:p>
          </table:table-cell>
          <table:table-cell ns41:value-type="float" table:style-name="TL Data" office:value="5452" office:value-type="float">
            <text:p>5452</text:p>
          </table:table-cell>
          <table:table-cell ns41:value-type="float" table:style-name="TL Data" office:value="4833" office:value-type="float">
            <text:p>4833</text:p>
          </table:table-cell>
          <table:table-cell ns41:value-type="float" table:style-name="TL Data" office:value="3928" office:value-type="float">
            <text:p>392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2814" office:value-type="float">
            <text:p>22814</text:p>
          </table:table-cell>
          <table:table-cell ns41:value-type="float" table:style-name="TL Data" office:value="24355" office:value-type="float">
            <text:p>2435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Mil., politie (lager)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807" office:value-type="float">
            <text:p>2280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629" office:value-type="float">
            <text:p>76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160" office:value-type="float">
            <text:p>61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255" office:value-type="float">
            <text:p>43255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Verplegend personeel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080" office:value-type="float">
            <text:p>508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679" office:value-type="float">
            <text:p>7679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6257" office:value-type="float">
            <text:p>16257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5670" office:value-type="float">
            <text:p>567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3885" office:value-type="float">
            <text:p>388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38958" office:value-type="float">
            <text:p>38958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Vrije beroep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3168" office:value-type="float">
            <text:p>13168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7936" office:value-type="float">
            <text:p>793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586" office:value-type="float">
            <text:p>7586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3016" office:value-type="float">
            <text:p>33016</text:p>
          </table:table-cell>
          <table:table-cell ns41:value-type="float" table:style-name="TL Data" office:value="3795" office:value-type="float">
            <text:p>379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Winkelbediend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4460" office:value-type="float">
            <text:p>4460</text:p>
          </table:table-cell>
          <table:table-cell ns41:value-type="float" table:style-name="TL Data" office:value="19754" office:value-type="float">
            <text:p>19754</text:p>
          </table:table-cell>
          <table:table-cell ns41:value-type="float" table:style-name="TL Data" office:value="2331" office:value-type="float">
            <text:p>2331</text:p>
          </table:table-cell>
          <table:table-cell ns41:value-type="float" table:style-name="TL Data" office:value="9202" office:value-type="float">
            <text:p>9202</text:p>
          </table:table-cell>
          <table:table-cell ns41:value-type="float" table:style-name="TL Data" office:value="4831" office:value-type="float">
            <text:p>4831</text:p>
          </table:table-cell>
          <table:table-cell ns41:value-type="float" table:style-name="TL Data" office:value="8411" office:value-type="float">
            <text:p>841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671" office:value-type="float">
            <text:p>13671</text:p>
          </table:table-cell>
          <table:table-cell ns41:value-type="float" table:style-name="TL Data" office:value="40359" office:value-type="float">
            <text:p>4035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Vrije beroepen, employé's</text:p>
          </table:table-cell>
          <table:table-cell ns41:value-type="string" table:style-name="TL RowHeader" office:value-type="string">
            <text:p>Overige employé's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3564" office:value-type="float">
            <text:p>3564</text:p>
          </table:table-cell>
          <table:table-cell ns41:value-type="float" table:style-name="TL Data" office:value="4891" office:value-type="float">
            <text:p>4891</text:p>
          </table:table-cell>
          <table:table-cell ns41:value-type="float" table:style-name="TL Data" office:value="5766" office:value-type="float">
            <text:p>5766</text:p>
          </table:table-cell>
          <table:table-cell ns41:value-type="float" table:style-name="TL Data" office:value="4902" office:value-type="float">
            <text:p>4902</text:p>
          </table:table-cell>
          <table:table-cell ns41:value-type="float" table:style-name="TL Data" office:value="19052" office:value-type="float">
            <text:p>19052</text:p>
          </table:table-cell>
          <table:table-cell ns41:value-type="float" table:style-name="TL Data" office:value="8247" office:value-type="float">
            <text:p>8247</text:p>
          </table:table-cell>
          <table:table-cell ns41:value-type="float" table:style-name="TL Data" office:value="8203" office:value-type="float">
            <text:p>8203</text:p>
          </table:table-cell>
          <table:table-cell ns41:value-type="float" table:style-name="TL Data" office:value="3667" office:value-type="float">
            <text:p>3667</text:p>
          </table:table-cell>
          <table:table-cell ns41:value-type="float" table:style-name="TL Data" office:value="7481" office:value-type="float">
            <text:p>7481</text:p>
          </table:table-cell>
          <table:table-cell ns41:value-type="float" table:style-name="TL Data" office:value="2747" office:value-type="float">
            <text:p>2747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5262" office:value-type="float">
            <text:p>45262</text:p>
          </table:table-cell>
          <table:table-cell ns41:value-type="float" table:style-name="TL Data" office:value="24815" office:value-type="float">
            <text:p>2481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ouwvakarbeiders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16855" office:value-type="float">
            <text:p>168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94" office:value-type="float">
            <text:p>114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848" office:value-type="float">
            <text:p>558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195" office:value-type="float">
            <text:p>271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315" office:value-type="float">
            <text:p>263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10" office:value-type="float">
            <text:p>37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1417" office:value-type="float">
            <text:p>141417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rievenbestellers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54" office:value-type="float">
            <text:p>52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35" office:value-type="float">
            <text:p>33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42" office:value-type="float">
            <text:p>35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85" office:value-type="float">
            <text:p>13885</text:p>
          </table:table-cell>
          <table:table-cell ns41:value-type="float" table:style-name="TL Data" office:value="62" office:value-type="float">
            <text:p>6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Chauff., voerlied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35" office:value-type="float">
            <text:p>42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480" office:value-type="float">
            <text:p>274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05" office:value-type="float">
            <text:p>106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28" office:value-type="float">
            <text:p>48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569" office:value-type="float">
            <text:p>49569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Grondwerkers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2168" office:value-type="float">
            <text:p>21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52" office:value-type="float">
            <text:p>33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544" office:value-type="float">
            <text:p>165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548" office:value-type="float">
            <text:p>135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617" office:value-type="float">
            <text:p>166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224" office:value-type="float">
            <text:p>54224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otel-, café, rest.pers. e.d.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7008" office:value-type="float">
            <text:p>7008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5118" office:value-type="float">
            <text:p>5118</text:p>
          </table:table-cell>
          <table:table-cell ns41:value-type="float" table:style-name="TL Data" office:value="9049" office:value-type="float">
            <text:p>9049</text:p>
          </table:table-cell>
          <table:table-cell ns41:value-type="float" table:style-name="TL Data" office:value="10309" office:value-type="float">
            <text:p>10309</text:p>
          </table:table-cell>
          <table:table-cell ns41:value-type="float" table:style-name="TL Data" office:value="5253" office:value-type="float">
            <text:p>5253</text:p>
          </table:table-cell>
          <table:table-cell ns41:value-type="float" table:style-name="TL Data" office:value="4291" office:value-type="float">
            <text:p>4291</text:p>
          </table:table-cell>
          <table:table-cell ns41:value-type="float" table:style-name="TL Data" office:value="3949" office:value-type="float">
            <text:p>3949</text:p>
          </table:table-cell>
          <table:table-cell ns41:value-type="float" table:style-name="TL Data" office:value="3457" office:value-type="float">
            <text:p>3457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23756" office:value-type="float">
            <text:p>23756</text:p>
          </table:table-cell>
          <table:table-cell ns41:value-type="float" table:style-name="TL Data" office:value="31124" office:value-type="float">
            <text:p>3112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uispersoneel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4360" office:value-type="float">
            <text:p>7436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7215" office:value-type="float">
            <text:p>37215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3331" office:value-type="float">
            <text:p>4333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9186" office:value-type="float">
            <text:p>1918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7154" office:value-type="float">
            <text:p>1715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252" office:value-type="float">
            <text:p>3252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TL Data" office:value="194498" office:value-type="float">
            <text:p>194498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Industrie-arbeiders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123354" office:value-type="float">
            <text:p>123354</text:p>
          </table:table-cell>
          <table:table-cell ns41:value-type="float" table:style-name="TL Data" office:value="66958" office:value-type="float">
            <text:p>66958</text:p>
          </table:table-cell>
          <table:table-cell ns41:value-type="float" table:style-name="TL Data" office:value="71151" office:value-type="float">
            <text:p>71151</text:p>
          </table:table-cell>
          <table:table-cell ns41:value-type="float" table:style-name="TL Data" office:value="25952" office:value-type="float">
            <text:p>25952</text:p>
          </table:table-cell>
          <table:table-cell ns41:value-type="float" table:style-name="TL Data" office:value="220594" office:value-type="float">
            <text:p>220594</text:p>
          </table:table-cell>
          <table:table-cell ns41:value-type="float" table:style-name="TL Data" office:value="23452" office:value-type="float">
            <text:p>23452</text:p>
          </table:table-cell>
          <table:table-cell ns41:value-type="float" table:style-name="TL Data" office:value="103647" office:value-type="float">
            <text:p>103647</text:p>
          </table:table-cell>
          <table:table-cell ns41:value-type="float" table:style-name="TL Data" office:value="6407" office:value-type="float">
            <text:p>6407</text:p>
          </table:table-cell>
          <table:table-cell ns41:value-type="float" table:style-name="TL Data" office:value="87436" office:value-type="float">
            <text:p>87436</text:p>
          </table:table-cell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9333" office:value-type="float">
            <text:p>9333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15515" office:value-type="float">
            <text:p>615515</text:p>
          </table:table-cell>
          <table:table-cell ns41:value-type="float" table:style-name="TL Data" office:value="128100" office:value-type="float">
            <text:p>12810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andbouwarbeiders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37491" office:value-type="float">
            <text:p>37491</text:p>
          </table:table-cell>
          <table:table-cell ns41:value-type="float" table:style-name="TL Data" office:value="4017" office:value-type="float">
            <text:p>4017</text:p>
          </table:table-cell>
          <table:table-cell ns41:value-type="float" table:style-name="TL Data" office:value="17611" office:value-type="float">
            <text:p>17611</text:p>
          </table:table-cell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62967" office:value-type="float">
            <text:p>62967</text:p>
          </table:table-cell>
          <table:table-cell ns41:value-type="float" table:style-name="TL Data" office:value="3740" office:value-type="float">
            <text:p>3740</text:p>
          </table:table-cell>
          <table:table-cell ns41:value-type="float" table:style-name="TL Data" office:value="32297" office:value-type="float">
            <text:p>32297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33080" office:value-type="float">
            <text:p>33080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2091" office:value-type="float">
            <text:p>12091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95537" office:value-type="float">
            <text:p>195537</text:p>
          </table:table-cell>
          <table:table-cell ns41:value-type="float" table:style-name="TL Data" office:value="12372" office:value-type="float">
            <text:p>123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oopkn., bestellers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6477" office:value-type="float">
            <text:p>647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713" office:value-type="float">
            <text:p>1071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293" office:value-type="float">
            <text:p>629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558" office:value-type="float">
            <text:p>655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415" office:value-type="float">
            <text:p>33415</text:p>
          </table:table-cell>
          <table:table-cell ns41:value-type="float" table:style-name="TL Data" office:value="734" office:value-type="float">
            <text:p>73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ag.-, pakhuispersoneel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5775" office:value-type="float">
            <text:p>577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3780" office:value-type="float">
            <text:p>378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806" office:value-type="float">
            <text:p>1480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8453" office:value-type="float">
            <text:p>845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980" office:value-type="float">
            <text:p>79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809" office:value-type="float">
            <text:p>41809</text:p>
          </table:table-cell>
          <table:table-cell ns41:value-type="float" table:style-name="TL Data" office:value="1121" office:value-type="float">
            <text:p>112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ijnwerkers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3435" office:value-type="float">
            <text:p>34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82" office:value-type="float">
            <text:p>32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408" office:value-type="float">
            <text:p>114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26" office:value-type="float">
            <text:p>58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897" office:value-type="float">
            <text:p>26897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chippersknechts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55" office:value-type="float">
            <text:p>44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613" office:value-type="float">
            <text:p>12613</text:p>
          </table:table-cell>
          <table:table-cell ns41:value-type="float" table:style-name="TL Data" office:value="23" office:value-type="float">
            <text:p>23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jouwers, haven-, transp.arb.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3832" office:value-type="float">
            <text:p>38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70" office:value-type="float">
            <text:p>37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02" office:value-type="float">
            <text:p>187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68" office:value-type="float">
            <text:p>121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98" office:value-type="float">
            <text:p>116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258" office:value-type="float">
            <text:p>51258</text:p>
          </table:table-cell>
          <table:table-cell ns41:value-type="float" table:style-name="TL Data" office:value="0" office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Veenarbeiders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835" office:value-type="float">
            <text:p>6835</text:p>
          </table:table-cell>
          <table:table-cell ns41:value-type="float" table:style-name="TL Data" office:value="716" office:value-type="float">
            <text:p>716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1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<text:s/>Overige arbeiders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4477" office:value-type="float">
            <text:p>4477</text:p>
          </table:table-cell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4028" office:value-type="float">
            <text:p>402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8462" office:value-type="float">
            <text:p>18462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6676" office:value-type="float">
            <text:p>1667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596" office:value-type="float">
            <text:p>2159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7157" office:value-type="float">
            <text:p>67157</text:p>
          </table:table-cell>
          <table:table-cell ns41:value-type="float" table:style-name="TL Data" office:value="3666" office:value-type="float">
            <text:p>3666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1">
          <table:table-cell table:style-name="TL RowHeader"/>
          <table:table-cell ns41:value-type="string" table:style-name="TL RowHeader" office:value-type="string">
            <text:p><text:s/>Totaal</text:p>
          </table:table-cell>
          <table:table-cell table:style-name="TL RowHeader"/>
          <table:table-cell/>
          <table:table-cell ns41:value-type="float" table:style-name="TL Data" office:value="332358" office:value-type="float">
            <text:p>332358</text:p>
          </table:table-cell>
          <table:table-cell ns41:value-type="float" table:style-name="TL Data" office:value="274936" office:value-type="float">
            <text:p>274936</text:p>
          </table:table-cell>
          <table:table-cell ns41:value-type="float" table:style-name="TL Data" office:value="231805" office:value-type="float">
            <text:p>231805</text:p>
          </table:table-cell>
          <table:table-cell ns41:value-type="float" table:style-name="TL Data" office:value="152632" office:value-type="float">
            <text:p>152632</text:p>
          </table:table-cell>
          <table:table-cell ns41:value-type="float" table:style-name="TL Data" office:value="945161" office:value-type="float">
            <text:p>945161</text:p>
          </table:table-cell>
          <table:table-cell ns41:value-type="float" table:style-name="TL Data" office:value="246022" office:value-type="float">
            <text:p>246022</text:p>
          </table:table-cell>
          <table:table-cell ns41:value-type="float" table:style-name="TL Data" office:value="536651" office:value-type="float">
            <text:p>536651</text:p>
          </table:table-cell>
          <table:table-cell ns41:value-type="float" table:style-name="TL Data" office:value="122277" office:value-type="float">
            <text:p>122277</text:p>
          </table:table-cell>
          <table:table-cell ns41:value-type="float" table:style-name="TL Data" office:value="526271" office:value-type="float">
            <text:p>526271</text:p>
          </table:table-cell>
          <table:table-cell ns41:value-type="float" table:style-name="TL Data" office:value="106265" office:value-type="float">
            <text:p>106265</text:p>
          </table:table-cell>
          <table:table-cell ns41:value-type="float" table:style-name="TL Data" office:value="113628" office:value-type="float">
            <text:p>113628</text:p>
          </table:table-cell>
          <table:table-cell ns41:value-type="float" table:style-name="TL Data" office:value="22589" office:value-type="float">
            <text:p>22589</text:p>
          </table:table-cell>
          <table:table-cell ns41:value-type="float" table:style-name="TL Data" office:value="2685874" office:value-type="float">
            <text:p>2685874</text:p>
          </table:table-cell>
          <table:table-cell ns41:value-type="float" table:style-name="TL Data" office:value="924721" office:value-type="float">
            <text:p>92472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/>
          <table:table-cell table:style-name="ce17" table:number-columns-repeated="2"/>
          <table:table-cell/>
          <table:table-cell table:style-name="ce31" table:number-columns-repeated="16"/>
          <table:table-cell table:style-name="ce32" table:number-columns-repeated="13"/>
          <table:table-cell table:number-columns-repeated="991"/>
        </table:table-row>
        <table:table-row table:style-name="ro2">
          <table:table-cell table:number-columns-repeated="4"/>
          <table:table-cell table:style-name="ce31" table:number-columns-repeated="16"/>
          <table:table-cell table:style-name="ce32" table:number-columns-repeated="13"/>
          <table:table-cell table:number-columns-repeated="991"/>
        </table:table-row>
        <table:table-row table:style-name="ro2" table:number-rows-repeated="44">
          <table:table-cell table:number-columns-repeated="1024"/>
        </table:table-row>
        <table:table-row table:style-name="ro2" table:number-rows-repeated="6">
          <table:table-cell table:number-columns-repeated="4"/>
          <table:table-cell table:style-name="ce32" table:number-columns-repeated="29"/>
          <table:table-cell table:number-columns-repeated="99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" style:page-layout-name="Mpm3" style:display-name="PageStyle_Tabel 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5:11:01.193000000</meta:creation-date>
    <dc:creator>Helpdesk</dc:creator>
    <dc:date>2004-12-16T15:12:34</dc:date>
    <meta:document-statistic meta:object-count="0" meta:cell-count="666" meta:table-count="1"/>
    <meta:generator>ODFPY/1.3.0dev</meta:generator>
  </office:meta>
</office:document-meta>
</file>